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3Font_0" svg:font-family="T3Font_0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réquenc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mpérature de l’eau</text:p>
          </table:table-cell>
          <table:table-cell office:value-type="string" calcext:value-type="string">
            <text:p>DREAL de Norman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érature de l’air</text:p>
          </table:table-cell>
          <table:table-cell office:value-type="string" calcext:value-type="string">
            <text:p>E-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ils de températures truites et brochet</text:p>
          </table:table-cell>
          <table:table-cell office:value-type="string" calcext:value-type="string">
            <text:p>Fédération du Haut-Rhin pour la Pêche et la Protection du Milieu Aqua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sation des sondes de la DREAL</text:p>
          </table:table-cell>
          <table:table-cell office:value-type="string" calcext:value-type="string">
            <text:p>DREAL de Norman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sation des sondes de l’OFB</text:p>
          </table:table-cell>
          <table:table-cell office:value-type="string" calcext:value-type="string">
            <text:p>OF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3Font_0" svg:font-family="T3Font_0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1:39:50.285000000</meta:creation-date>
    <dc:date>2022-02-28T11:46:29.462000000</dc:date>
    <meta:editing-duration>PT6M41S</meta:editing-duration>
    <meta:editing-cycles>1</meta:editing-cycles>
    <meta:document-statistic meta:table-count="1" meta:cell-count="14" meta:object-count="0"/>
    <meta:generator>LibreOffice/7.3.0.3$Windows_X86_64 LibreOffice_project/0f246aa12d0eee4a0f7adcefbf7c878fc2238db3</meta:generator>
  </office:meta>
</office:document-meta>
</file>